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background-color="#ffff00"/>
    </style:style>
    <style:style style:name="T6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66529841" text:style-name="L1">
        <text:list-item>
          <text:p text:style-name="P3">Napravi da se sam kreira <text:span text:style-name="T2">arff fajl iz koda </text:span>tj onaj header gore da doda.(Moze i seljacki samo da onaj tekst nalepim na procesirani fajl)</text:p>
        </text:list-item>
        <text:list-item>
          <text:p text:style-name="P3">vidi sa <text:span text:style-name="T2">stemming</text:span><text:span text:style-name="T5"> <text:s/></text:span>sta se desava? </text:p>
        </text:list-item>
        <text:list-item>
          <text:p text:style-name="P3">Dodaj neki <text:span text:style-name="T1">feature</text:span><text:span text:style-name="T2"> selection</text:span> <text:span text:style-name="T4">TF-IDF, information gain, Chi Square</text:span></text:p>
        </text:list-item>
        <text:list-item>
          <text:p text:style-name="P4">Sredi data setove tako da bude jednako pozitivnih i negativnih!</text:p>
        </text:list-item>
        <text:list-item>
          <text:p text:style-name="P4">Test set ubaci u WekaClassifier i vidi koliko je precizan! I da istampa sve pogresno klasifikovane da bi mogao <text:span text:style-name="T5">malo to da prodiskutujem</text:span></text:p>
        </text:list-item>
        <text:list-item>
          <text:p text:style-name="P4">Zalepi <text:span text:style-name="T5">notrec</text:span> jer tako negiram tu rec i smanjijem joj znacaj a bez lepljenja i ne bas!</text:p>
        </text:list-item>
        <text:list-item>
          <text:p text:style-name="P4">Zameni notnot(not)*rec sa notrec</text:p>
        </text:list-item>
        <text:list-item>
          <text:p text:style-name="P4">Probaj <text:span text:style-name="T5">MaxEnt</text:span> classifier u openNLP</text:p>
        </text:list-item>
        <text:list-item>
          <text:p text:style-name="P4">Provali kako <text:span text:style-name="T5">Stanford classifier i CoreNLP rade</text:span></text:p>
        </text:list-item>
        <text:list-item>
          <text:p text:style-name="P4">Sve ove nove radove o ML poskidaj i istampaj pre Japana!</text:p>
        </text:list-item>
        <text:list-item>
          <text:p text:style-name="P5">Remove non-English words:<text:span text:style-name="T6"> </text:span><text:a xlink:type="simple" xlink:href="http://code.google.com/apis/language/translate/v1/using_rest_langdetect.html"><text:span text:style-name="T6">http://code.google.com/apis/language/translate/v1/using_rest_langdetect.html</text:span></text:a><text:span text:style-name="T6"> </text:span></text:p>
        </text:list-item>
        <text:list-item>
          <text:p text:style-name="P4">Probaj SMO u weki to je kao SVM valjda</text:p>
        </text:list-item>
        <text:list-item>
          <text:p text:style-name="P4">Kako se pravi Intance representation str 43. <text:s/>??</text:p>
        </text:list-item>
        <text:list-item>
          <text:p text:style-name="P4"/>
        </text:list-item>
        <text:list-item>
          <text:p text:style-name="P4"><text:span text:style-name="T5">Prevedi smajlije u tekst </text:span>:) → happy :( → <text:s/>sad &lt;3 → love <text:s/>:O shocked</text:p>
          <text:p text:style-name="P4"><text:a xlink:type="simple" xlink:href="http://www.datagenetics.com/blog/october52012/index.html">http://www.datagenetics.com/blog/october52012/index.html</text:a></text:p>
          <text:p text:style-name="P4">obrati paznju na i na to da moze :d i :D ili :o i :O ...p P </text:p>
        </text:list-item>
        <text:list-item>
          <text:p text:style-name="P4">Probaj kaggle takmicenje da <text:span text:style-name="T5">submitujes</text:span>!</text:p>
        </text:list-item>
        <text:list-item>
          <text:p text:style-name="P4">Dodaj da <text:span text:style-name="T2">huuuuugry zameni </text:span>sa huungry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18T00:45:27</dc:date>
    <dc:creator>Aleksandar </dc:creator>
    <meta:editing-duration>P4DT5H41M25S</meta:editing-duration>
    <meta:editing-cycles>147</meta:editing-cycles>
    <meta:document-statistic meta:table-count="0" meta:image-count="0" meta:object-count="0" meta:page-count="1" meta:paragraph-count="18" meta:word-count="200" meta:character-count="1151" meta:non-whitespace-character-count="980"/>
  </office:meta>
</office:document-meta>
</file>